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paragraph-rsid="00187cdd" style:font-size-asian="18pt" style:font-size-complex="18pt"/>
    </style:style>
    <style:style style:name="P2" style:family="paragraph" style:parent-style-name="Standard">
      <style:paragraph-properties fo:text-align="end" style:justify-single-word="false"/>
      <style:text-properties fo:font-size="18pt" officeooo:rsid="00187cdd" officeooo:paragraph-rsid="00187cdd" style:font-size-asian="18pt" style:font-size-complex="18pt"/>
    </style:style>
    <style:style style:name="P3" style:family="paragraph" style:parent-style-name="Standard">
      <style:paragraph-properties fo:text-align="center" style:justify-single-word="false"/>
      <style:text-properties fo:font-size="20pt" officeooo:paragraph-rsid="00187cdd"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ock Climbing</text:p>
      <text:p text:style-name="P1"/>
      <text:p text:style-name="P1">If you're the bravest person in the world, rock climbing will be extremely fun. Although you're tough and completely safe, it can scare you to death.</text:p>
      <text:p text:style-name="P1">I remember when I was young and naive, I didn't consider rock climbing entertaining at all. Obviously, my friends and I didn't go to a mountain. Rather we preferred to start with a special sports center, which was located in a building. It had zones for different levels. We were told to begin with the simplest ones. If you want to get to the top, you need to work with your brain no less than your muscles. Finding the fastest solution and reaching the top faster than everyone else was my goal. I succeeded and had a lot of fun.</text:p>
      <text:p text:style-name="P1">Soon I got bored of doing things that beginners do and was promoted to a prozone. Days have passed, and I was not capable of reaching the top of the pro wall. And the day came where I was super motivated to grab my goal of beating the wall. I wasn't holding back, and I was going my all in. With the last steps and not sparing any bit of my energy, I griped the final piece of obstacle and got to the top. I didn't have any energy left. I was barely holding. I knew that I wasn't in any danger, and the instructor will effortlessly help me. But I was scared like a little child who sees something extraordinary for the first time. When my feet touched the ground, I felt like Lionel Messi winning his first world cup for the first time.</text:p>
      <text:p text:style-name="P1">Rock Climbing is very amusing. You will not regret doing it but maybe you will.</text:p>
      <text:p text:style-name="P1"/>
      <text:p text:style-name="P2"/>
      <text:p text:style-name="P2"/>
      <text:p text:style-name="P2">Andrian Karsanashvili</text:p>
      <text:p text:style-name="P2">FeP-1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14:58:21.300706517</meta:creation-date>
    <dc:date>2021-02-23T15:16:51.732520511</dc:date>
    <meta:editing-duration>PT1M19S</meta:editing-duration>
    <meta:editing-cycles>2</meta:editing-cycles>
    <meta:generator>LibreOffice/7.0.3.1$Linux_X86_64 LibreOffice_project/00$Build-1</meta:generator>
    <meta:document-statistic meta:table-count="0" meta:image-count="0" meta:object-count="0" meta:page-count="1" meta:paragraph-count="7" meta:word-count="291" meta:character-count="1535" meta:non-whitespace-character-count="1251"/>
  </office:meta>
</office:document-meta>
</file>